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lbany" svg:font-family="Albany"/>
    <style:font-face style:name="OpenSymbol" svg:font-family="OpenSymbol"/>
    <style:font-face style:name="Times New Roman" svg:font-family="'Times New Roman'" style:font-family-generic="roman" style:font-pitch="variable"/>
    <style:font-face style:name="DejaVu Sans" svg:font-family="'DejaVu Sans'"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Heading_20_1">
      <style:paragraph-properties fo:text-align="center" style:justify-single-word="false"/>
    </style:style>
    <style:style style:name="T1" style:family="text">
      <style:text-properties officeooo:rsid="000a30f3"/>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Advanced Script Library<text:line-break/>2.0</text:h>
      <text:h text:style-name="Heading_20_2" text:outline-level="2">Tutorial “How to use ASL”:</text:h>
      <text:p text:style-name="Text_20_body">One of the most important parts of the improvements in 2.0 will be a completely newly written step-by-step tutorial for beginners to make access much easier and more attractive. API documentation only can be very deceptive for beginners since there's a huge amount of available functions and structures. Currently there are only some German-only tutorials and a basic installation description in file README.</text:p>
      <text:p text:style-name="Text_20_body">The Howto should explain how to install the ASL in your map. This includes the configuration of tools such like “JassHelper” and its corresponding JASS parser (e. g. “pjass”).</text:p>
      <text:p text:style-name="Text_20_body">Furthermore, it should cover necessary core systems which are used by almost all sub systems.</text:p>
      <text:h text:style-name="Heading_20_2" text:outline-level="2">Container system:</text:h>
      <text:p text:style-name="Text_20_body">ASL's container system has to become more abstract which makes containers replaceable easily. Therefore we've already introduced interfaces AContainerInterface and AIteratorInterface which has to be extended by all containers/iterators structures.</text:p>
      <text:p text:style-name="Text_20_body">Currently (in 1.2) there's a huge problem about extending those interface since all containers are size limited and hence can not extend those interfaces. Therefore either we have to change vJass (JassHelper) ourselves or to change those interfaces to structures with same size limits. If we choose the second option all container instances will need the same size which makes the text macros less flexible.</text:p>
      <text:p text:style-name="Text_20_body">Consider that AIteratorInterface makes text macros such as A_FOREACH possible to be used.</text:p>
      <text:p text:style-name="Text_20_body">The new interface ARangeInterface will provide ranges access. Instead of passing two iterators you will be able to use single range instances.</text:p>
      <text:p text:style-name="Text_20_body">If encapsulation of text macros was allowed it would be possible to use default debugging functionality of ASL in container text macros (A_DEBUG). Hopefully it will be changed until release 2.0.</text:p>
      <text:p text:style-name="Text_20_body">Of course there will be some new container text macros in 2.0. As in the C++ Standard there will be a text macro called A_ARRAY for fixed-size containers. A_BITSET provides logical functionality, A_QUEUE provides FIFO functionality (A_STACK provides FILO), A_PAIR will provide pair functionality, simplest way form of associative elements which can be useful when using key-value pairs (e. g. with A_MAP) and A_TUPLE which provides <text:s/></text:p>
      <text:p text:style-name="Text_20_body">For automatic sorting there will the text macro A_SORTED_CONTAINER which needs a base container structure and will extend it with specified sorting comparisons.</text:p>
      <text:p text:style-name="Text_20_body">This feature should improve container searches/iterations speed (e. g. for a sorted map → key search).</text:p>
      <text:p text:style-name="Text_20_body"/>
      <text:h text:style-name="Heading_20_2" text:outline-level="2">String module:</text:h>
      <text:p text:style-name="Text_20_body">There will be some new useful functions for easier string treatment:</text:p>
      <text:list xml:id="list1062827536" text:style-name="L1">
        <text:list-item>
          <text:p text:style-name="P2">StringRemoveCharPool → Removes all characters from character pool in string and returns resulting string.</text:p>
        </text:list-item>
        <text:list-item>
          <text:p text:style-name="P2"><text:soft-page-break/>StringTrim → Removes all white-space characters in string and returns result.</text:p>
        </text:list-item>
        <text:list-item>
          <text:p text:style-name="P2">StringTrimLeft → Removes all white-space characters at the beginning of string and returns result.</text:p>
        </text:list-item>
        <text:list-item>
          <text:p text:style-name="P2">StringTrimRight → Removes all white-space characters at the end of string and returns result.</text:p>
        </text:list-item>
        <text:list-item>
          <text:p text:style-name="P2">StringLeft → Returns sub string of string, starting from left.</text:p>
        </text:list-item>
        <text:list-item>
          <text:p text:style-name="P2">StringRight → Returns sub string of string, starting from right.</text:p>
        </text:list-item>
        <text:list-item>
          <text:p text:style-name="P2">StringAppend → Appends string to string (similar to + operator).</text:p>
        </text:list-item>
        <text:list-item>
          <text:p text:style-name="P2">StringPrepend → Prepends string to string (similar to + operator).</text:p>
        </text:list-item>
        <text:list-item>
          <text:p text:style-name="P2">StringRepeated → Repeats string n times and returns result.</text:p>
        </text:list-item>
      </text:list>
      <text:p text:style-name="Text_20_body"/>
      <text:p text:style-name="Text_20_body">Additionally there will be synonym identifiers for existing string functions which do start with “String” since the JASS API does also use that naming convention:</text:p>
      <text:p text:style-name="Text_20_body">TODO (add entries in planning file, too)</text:p>
      <text:h text:style-name="Heading_20_2" text:outline-level="2">AI module:</text:h>
      <text:p text:style-name="Text_20_body">When the ASL was moved into external code files and I continued development on my GNU/Linux operating system I splitted everything up into vJass libraries. Now we have some core libraries and some system libraries based on the core ones. By meantime, most of the core libraries have been filled with many functions and structures etc. but there are still two core libraries which do not contain much code. Actually one of them contains nothing.</text:p>
      <text:p text:style-name="Text_20_body">The first library is ACoreNet which has been intended to provide a network interface using project RtC's functions which makes it rather unnecessary for most users. The second one is ACoreAi which should improve Warcraft's standard AI functionality. Maybe you know the project AMAI</text:p>
      <text:h text:style-name="Heading_20_2" text:outline-level="2">Force-based systems:</text:h>
      <text:p text:style-name="Text_20_body">There are some systems which do currently belong to ASL's character system which will be moved to the core of ASL. The problem about having a character-based system is that many users who don't want to create a common RPG map or campaign (e. g. completely without characters) will have to create their own systems for videos for instance.</text:p>
      <text:p text:style-name="Text_20_body">Structures AVideo, AAbstractQuest, AQuest and AQuestItem will become force-based which allows you to create quests and videos for player forces only.</text:p>
      <text:p text:style-name="Text_20_body">They won't be a part of the character system anymore. Probably they will work together with the data type AForce and not “force”.</text:p>
      <text:p text:style-name="Text_20_body">Furthermore, recent mistakes will be annulled. Instead of having many player-based core functions there will always be force-based alternatives since I didn't realised that it is more helpful to have force-based functions because you can always take the force of a single player.</text:p>
      <text:p text:style-name="Text_20_body">Therefore structures like AdynamicLightning and AMissile will also become force-based as all other visibility and environmental stuff (e. g. the new sound API, see below).</text:p>
      <text:p text:style-name="Text_20_body">Here's an exact list of changes which affect already existing structures (in 1.2):</text:p>
      <text:p text:style-name="P1">Core/Environment:</text:p>
      <text:list xml:id="list646331208" text:style-name="L2">
        <text:list-item>
          <text:p text:style-name="P3">ADynamicLightning → visibility</text:p>
        </text:list-item>
      </text:list>
      <text:list xml:id="list1908657000" text:style-name="L3">
        <text:list-item>
          <text:p text:style-name="P4"><text:soft-page-break/>AMissile → visibility</text:p>
        </text:list-item>
      </text:list>
      <text:p text:style-name="P1">Core/Interface:</text:p>
      <text:list xml:id="list1925816434" text:style-name="L4">
        <text:list-item>
          <text:p text:style-name="P5">AArrowKeys → control</text:p>
        </text:list-item>
        <text:list-item>
          <text:p text:style-name="P5">AHeroIcon → control and visibility</text:p>
        </text:list-item>
        <text:list-item>
          <text:p text:style-name="P5">AIndicator → visibility</text:p>
        </text:list-item>
        <text:list-item>
          <text:p text:style-name="P5">APlayerSelection → AForceSelection</text:p>
        </text:list-item>
        <text:list-item>
          <text:p text:style-name="P5">AThirdPersonCamera → view</text:p>
        </text:list-item>
      </text:list>
      <text:p text:style-name="P1">Systems/Character:</text:p>
      <text:list xml:id="list1223654379" text:style-name="L5">
        <text:list-item>
          <text:p text:style-name="P6">AAbstractQuest → visibility and reward</text:p>
        </text:list-item>
        <text:list-item>
          <text:p text:style-name="P6">AQuest → visibility and reward</text:p>
        </text:list-item>
        <text:list-item>
          <text:p text:style-name="P6">AQuestItem → visibility and reward</text:p>
        </text:list-item>
        <text:list-item>
          <text:p text:style-name="P6">APvp → teams</text:p>
        </text:list-item>
      </text:list>
      <text:p text:style-name="Text_20_body"/>
      <text:p text:style-name="Text_20_body">DEPRECATED:</text:p>
      <text:p text:style-name="Text_20_body">Additionally, parts of the player-based GUI system (structures ADialog and A<text:span text:style-name="T1">D</text:span>ialogButton) will be made force-based, too. Imagine a game where two human players are playing and one guy is leaving the game. Now imagine you have to talk to NPCs via a dialog-based system with the leavers RPG character because he has left the game but dialogs are displayed for the leaver only although you've got shared control.</text:p>
      <text:p text:style-name="Text_20_body">Force-based dialogs are helpful fo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Albany" svg:font-family="Albany"/>
    <style:font-face style:name="OpenSymbol" svg:font-family="OpenSymbol"/>
    <style:font-face style:name="Times New Roman"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amino Dauth</meta:initial-creator>
    <meta:creation-date>2010-10-19T00:47:23</meta:creation-date>
    <dc:date>2011-01-01T18:13:34</dc:date>
    <dc:creator>Tamino Dauth</dc:creator>
    <meta:editing-duration>PT02H50M17S</meta:editing-duration>
    <meta:editing-cycles>38</meta:editing-cycles>
    <meta:generator>OpenOffice.org/3.2$Linux OpenOffice.org_project/320m19$Build-9505</meta:generator>
    <meta:document-statistic meta:table-count="0" meta:image-count="0" meta:object-count="0" meta:page-count="3" meta:paragraph-count="54" meta:word-count="981" meta:character-count="6222"/>
  </office:meta>
</office:document-meta>
</file>